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7cm" svg:height="1.734cm" svg:x="7.2cm" svg:y="3.9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302cm" svg:height="0.808cm" svg:x="4.5cm" svg:y="6.0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2.407cm" svg:x2="6.651cm" svg:y2="6.083cm" draw:start-shape="id1" draw:start-glue-point="2" draw:end-shape="id2" draw:end-glue-point="0" svg:d="m6650 2407 1 3676">
          <text:p/>
        </draw:connector>
        <draw:custom-shape draw:style-name="gr2" draw:text-style-name="P2" xml:id="id3" draw:id="id3" draw:layer="layout" svg:width="3.233cm" svg:height="0.809cm" svg:x="13cm" svg:y="1.6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16cm" svg:y1="2.409cm" svg:x2="13.05cm" svg:y2="4cm" draw:start-shape="id3" draw:start-glue-point="2" draw:end-shape="id4" draw:end-glue-point="0" svg:d="m14616 2409-1566 1591">
          <text:p/>
        </draw:connector>
        <draw:custom-shape draw:style-name="gr4" draw:text-style-name="P2" xml:id="id6" draw:id="id6" draw:layer="layout" svg:width="2.233cm" svg:height="0.809cm" svg:x="9.534cm" svg:y="2.9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3cm" svg:y1="2.003cm" svg:x2="8.8cm" svg:y2="2.004cm" draw:start-shape="id1" draw:start-glue-point="1" draw:end-shape="id5" draw:end-glue-point="3" svg:d="m8300 2003 500 1">
          <text:p/>
        </draw:connector>
        <draw:custom-shape draw:style-name="gr2" draw:text-style-name="P2" xml:id="id1" draw:id="id1" draw:layer="layout" svg:width="3.3cm" svg:height="0.807cm" svg:x="5cm" svg:y="1.6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7cm" svg:height="0.809cm" svg:x="8.8cm" svg:y="1.6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65cm" svg:y1="2.409cm" svg:x2="10.65cm" svg:y2="2.9cm" draw:start-shape="id5" draw:start-glue-point="2" draw:end-shape="id6" draw:end-glue-point="0" svg:d="m10650 2409v491">
          <text:p/>
        </draw:connector>
        <draw:custom-shape draw:style-name="gr4" draw:text-style-name="P2" draw:layer="layout" svg:width="3.3cm" svg:height="0.809cm" svg:x="7.4cm" svg:y="4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2.407cm" svg:x2="8.65cm" svg:y2="4cm" draw:start-shape="id1" draw:start-glue-point="2" svg:d="m6650 2407 2000 1593">
          <text:p/>
        </draw:connector>
        <draw:custom-shape draw:style-name="gr4" draw:text-style-name="P2" xml:id="id4" draw:id="id4" draw:layer="layout" svg:width="2.7cm" svg:height="0.809cm" svg:x="11.7cm" svg:y="4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0.809cm" svg:x="14.5cm" svg:y="4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16cm" svg:y1="2.409cm" svg:x2="16.1cm" svg:y2="4cm" draw:start-shape="id3" draw:start-glue-point="2" draw:end-shape="id7" draw:end-glue-point="0" svg:d="m14616 2409 1484 1591">
          <text:p/>
        </draw:connector>
        <draw:connector draw:style-name="gr3" draw:text-style-name="P3" draw:layer="layout" draw:type="line" svg:x1="13cm" svg:y1="2.004cm" svg:x2="12.5cm" svg:y2="2.004cm" draw:start-shape="id3" draw:end-shape="id5" draw:end-glue-point="1" svg:d="m13000 2004h-500">
          <text:p/>
        </draw:connector>
        <draw:custom-shape draw:style-name="gr2" draw:text-style-name="P2" xml:id="id8" draw:id="id8" draw:layer="layout" svg:width="4.5cm" svg:height="0.807cm" svg:x="2cm" svg:y="2.893cm">
          <text:p text:style-name="P1"><text:span text:style-name="T1">maven-doxia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25cm" svg:y1="3.7cm" svg:x2="6.652cm" svg:y2="6.083cm" draw:start-shape="id8" draw:start-glue-point="2" svg:d="m4250 3700 2402 23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08-12-20T23:12:09</meta:creation-date>
    <dc:date>2011-09-13T23:29:02</dc:date>
    <meta:editing-cycles>18</meta:editing-cycles>
    <meta:editing-duration>PT6H43M47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